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2M15S" calcext:value-type="time">
            <text:p>12:42:1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2M37S" calcext:value-type="time">
            <text:p>12:42:37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2M53S" calcext:value-type="time">
            <text:p>12:42:53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3M25S" calcext:value-type="time">
            <text:p>12:43:2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2M46S" calcext:value-type="time">
            <text:p>12:42:4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3M01S" calcext:value-type="time">
            <text:p>12:43:0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3M10S" calcext:value-type="time">
            <text:p>12:43:10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3M33S" calcext:value-type="time">
            <text:p>12:43:3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15S" calcext:value-type="time">
            <text:p>12:42:1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21S" calcext:value-type="time">
            <text:p>12:42:2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22S" calcext:value-type="time">
            <text:p>12:42:2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22S" calcext:value-type="time">
            <text:p>12:42:2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23S" calcext:value-type="time">
            <text:p>12:42:2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29S" calcext:value-type="time">
            <text:p>12:42: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30S" calcext:value-type="time">
            <text:p>12:42: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37S" calcext:value-type="time">
            <text:p>12:42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37S" calcext:value-type="time">
            <text:p>12:42:3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40S" calcext:value-type="time">
            <text:p>12:42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42S" calcext:value-type="time">
            <text:p>12:42:4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43S" calcext:value-type="time">
            <text:p>12:42:4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50S" calcext:value-type="time">
            <text:p>12:42:5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53S" calcext:value-type="time">
            <text:p>12:42:5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56S" calcext:value-type="time">
            <text:p>12:42:5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56S" calcext:value-type="time">
            <text:p>12:42:5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2M57S" calcext:value-type="time">
            <text:p>12:42:5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time" office:time-value="PT12H42M57S" calcext:value-type="time">
            <text:p>12:42:5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2S" calcext:value-type="time">
            <text:p>12:43:0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3S" calcext:value-type="time">
            <text:p>12:43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3S" calcext:value-type="time">
            <text:p>12:43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5S" calcext:value-type="time">
            <text:p>12:43:0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6S" calcext:value-type="time">
            <text:p>12:43:0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8S" calcext:value-type="time">
            <text:p>12:43:0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08S" calcext:value-type="time">
            <text:p>12:43:0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14S" calcext:value-type="time">
            <text:p>12:43:1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15S" calcext:value-type="time">
            <text:p>12:43:1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17S" calcext:value-type="time">
            <text:p>12:43:1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20S" calcext:value-type="time">
            <text:p>12:43:2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23S" calcext:value-type="time">
            <text:p>12:43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26S" calcext:value-type="time">
            <text:p>12:43:2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29S" calcext:value-type="time">
            <text:p>12:43:2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29S" calcext:value-type="time">
            <text:p>12:43:2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31S" calcext:value-type="time">
            <text:p>12:43:3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33S" calcext:value-type="time">
            <text:p>12:43:3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3M35S" calcext:value-type="time">
            <text:p>12:43:3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time" office:time-value="PT12H43M36S" calcext:value-type="time">
            <text:p>12:43:36</text:p>
          </table:table-cell>
          <table:table-cell table:style-name="ce1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12S" calcext:value-type="time">
            <text:p>12:42: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18S" calcext:value-type="time">
            <text:p>12:42:1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20S" calcext:value-type="time">
            <text:p>12:42:2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27S" calcext:value-type="time">
            <text:p>12:42: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31S" calcext:value-type="time">
            <text:p>12:42: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37S" calcext:value-type="time">
            <text:p>12:42: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47S" calcext:value-type="time">
            <text:p>12:42:4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49S" calcext:value-type="time">
            <text:p>12:42:4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51S" calcext:value-type="time">
            <text:p>12:42: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52S" calcext:value-type="time">
            <text:p>12:42:5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57S" calcext:value-type="time">
            <text:p>12:42:5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2M58S" calcext:value-type="time">
            <text:p>12:42:5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00S" calcext:value-type="time">
            <text:p>12:43:0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02S" calcext:value-type="time">
            <text:p>12:43:0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04S" calcext:value-type="time">
            <text:p>12:43:0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10S" calcext:value-type="time">
            <text:p>12:43:1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13S" calcext:value-type="time">
            <text:p>12:43:1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15S" calcext:value-type="time">
            <text:p>12:43:1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15S" calcext:value-type="time">
            <text:p>12:43:1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15S" calcext:value-type="time">
            <text:p>12:43:1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23S" calcext:value-type="time">
            <text:p>12:43:2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25S" calcext:value-type="time">
            <text:p>12:43: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25S" calcext:value-type="time">
            <text:p>12:43:2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26S" calcext:value-type="time">
            <text:p>12:43: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26S" calcext:value-type="time">
            <text:p>12:43: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27S" calcext:value-type="time">
            <text:p>12:43:2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32S" calcext:value-type="time">
            <text:p>12:43: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35S" calcext:value-type="time">
            <text:p>12:43:3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3M35S" calcext:value-type="time">
            <text:p>12:43:35</text:p>
          </table:table-cell>
          <table:table-cell table:style-name="ce1" office:value-type="float" office:value="-75" calcext:value-type="float">
            <text:p>-75</text:p>
          </table:table-cell>
        </table:table-row>
      </table:table>
      <table:named-expressions/>
      <table:database-ranges>
        <table:database-range table:name="__Anonymous_Sheet_DB__0" table:target-range-address="Sheet1.A2:Sheet1.C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23:26.341066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7:35.452720286</meta:creation-date>
    <meta:generator>LibreOffice/6.0.7.3$Linux_X86_64 LibreOffice_project/00m0$Build-3</meta:generator>
    <dc:date>2019-12-16T18:25:25.074356425</dc:date>
    <meta:editing-duration>PT7M40S</meta:editing-duration>
    <meta:editing-cycles>7</meta:editing-cycles>
    <meta:document-statistic meta:table-count="1" meta:cell-count="225" meta:object-count="0"/>
  </office:meta>
</office:document-meta>
</file>